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78mm" svg:height="90.05mm" svg:x="24.32mm" svg:y="221.17mm">
            <loext:p draw:notify-on-update-of-ranges="Sheet1.D18:Sheet1.D27 Sheet1.E18:Sheet1.E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2.86mm" svg:y="221.45mm">
            <loext:p draw:notify-on-update-of-ranges="Sheet1.J18:Sheet1.J27 Sheet1.K18:Sheet1.K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6.71mm" svg:y="325.32mm">
            <loext:p draw:notify-on-update-of-ranges="Sheet1.E33:Sheet1.E44 Sheet1.I33:Sheet1.I4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1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office:value-type="float" office:value="1.01977718552951" calcext:value-type="float">
            <text:p>1.0197771855</text:p>
          </table:table-cell>
          <table:table-cell office:value-type="float" office:value="0.787844559913988" calcext:value-type="float">
            <text:p>0.7878445599</text:p>
          </table:table-cell>
          <table:table-cell office:value-type="float" office:value="0.965608361596236" calcext:value-type="float">
            <text:p>0.9656083616</text:p>
          </table:table-cell>
          <table:table-cell table:style-name="Default" office:value-type="float" office:value="0.396701404764157" calcext:value-type="float">
            <text:p>0.3967014048</text:p>
          </table:table-cell>
          <table:table-cell table:style-name="Default" office:value-type="float" office:value="0.00214363375486999" calcext:value-type="float">
            <text:p>0.0021436338</text:p>
          </table:table-cell>
          <table:table-cell table:style-name="Default" office:value-type="float" office:value="0.00356017632819779" calcext:value-type="float">
            <text:p>0.0035601763</text:p>
          </table:table-cell>
          <table:table-cell table:style-name="Default" office:value-type="float" office:value="0.48855185508728" calcext:value-type="float">
            <text:p>0.4885518551</text:p>
          </table:table-cell>
          <table:table-cell table:style-name="ce2" office:value-type="string" calcext:value-type="string">
            <text:p>x</text:p>
          </table:table-cell>
          <table:table-cell office:value-type="float" office:value="3.34485904040477" calcext:value-type="float">
            <text:p>3.3448590404</text:p>
          </table:table-cell>
          <table:table-cell/>
          <table:table-cell office:value-type="float" office:value="2.28258576465823" calcext:value-type="float">
            <text:p>2.2825857647</text:p>
          </table:table-cell>
          <table:table-cell office:value-type="float" office:value="0.397620161504432" calcext:value-type="float">
            <text:p>0.3976201615</text:p>
          </table:table-cell>
          <table:table-cell office:value-type="float" office:value="0.0028317528972019" calcext:value-type="float">
            <text:p>0.0028317529</text:p>
          </table:table-cell>
          <table:table-cell office:value-type="float" office:value="0.00182601509437754" calcext:value-type="float">
            <text:p>0.0018260151</text:p>
          </table:table-cell>
          <table:table-cell office:value-type="float" office:value="0.563431978225708" calcext:value-type="float">
            <text:p>0.5634319782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-3.25200222530449" calcext:value-type="float">
            <text:p>-3.2520022253</text:p>
          </table:table-cell>
          <table:table-cell office:value-type="float" office:value="-0.384205290603907" calcext:value-type="float">
            <text:p>-0.3842052906</text:p>
          </table:table-cell>
          <table:table-cell office:value-type="float" office:value="1.17217508206248" calcext:value-type="float">
            <text:p>1.1721750821</text:p>
          </table:table-cell>
          <table:table-cell table:style-name="Default" office:value-type="float" office:value="0.416590718809056" calcext:value-type="float">
            <text:p>0.4165907188</text:p>
          </table:table-cell>
          <table:table-cell table:style-name="Default" office:value-type="float" office:value="0.00267891511203665" calcext:value-type="float">
            <text:p>0.0026789151</text:p>
          </table:table-cell>
          <table:table-cell table:style-name="Default" office:value-type="float" office:value="0.00994299350190051" calcext:value-type="float">
            <text:p>0.0099429935</text:p>
          </table:table-cell>
          <table:table-cell table:style-name="Default" office:value-type="float" office:value="1.08688902854919" calcext:value-type="float">
            <text:p>1.0868890285</text:p>
          </table:table-cell>
          <table:table-cell/>
          <table:table-cell office:value-type="float" office:value="-5.53340700098633" calcext:value-type="float">
            <text:p>-5.533407001</text:p>
          </table:table-cell>
          <table:table-cell/>
          <table:table-cell office:value-type="float" office:value="0.395341284314285" calcext:value-type="float">
            <text:p>0.3953412843</text:p>
          </table:table-cell>
          <table:table-cell office:value-type="float" office:value="0.396131360278323" calcext:value-type="float">
            <text:p>0.3961313603</text:p>
          </table:table-cell>
          <table:table-cell office:value-type="float" office:value="0.0210119573574699" calcext:value-type="float">
            <text:p>0.0210119574</text:p>
          </table:table-cell>
          <table:table-cell office:value-type="float" office:value="0.0110603298971033" calcext:value-type="float">
            <text:p>0.0110603299</text:p>
          </table:table-cell>
          <table:table-cell office:value-type="float" office:value="0.503952980041504" calcext:value-type="float">
            <text:p>0.50395298</text:p>
          </table:table-cell>
          <table:table-cell/>
        </table:table-row>
        <table:table-row table:style-name="ro1">
          <table:table-cell office:value-type="float" office:value="61.211780699866" calcext:value-type="float">
            <text:p>61.2117806999</text:p>
          </table:table-cell>
          <table:table-cell office:value-type="float" office:value="-4.32564374928445" calcext:value-type="float">
            <text:p>-4.3256437493</text:p>
          </table:table-cell>
          <table:table-cell office:value-type="float" office:value="2.82478031912494" calcext:value-type="float">
            <text:p>2.8247803191</text:p>
          </table:table-cell>
          <table:table-cell table:style-name="Default" office:value-type="float" office:value="0.442288150099945" calcext:value-type="float">
            <text:p>0.4422881501</text:p>
          </table:table-cell>
          <table:table-cell table:style-name="Default" office:value-type="float" office:value="0.0365009224833915" calcext:value-type="float">
            <text:p>0.0365009225</text:p>
          </table:table-cell>
          <table:table-cell table:style-name="Default" office:value-type="float" office:value="-0.0447310450662214" calcext:value-type="float">
            <text:p>-0.0447310451</text:p>
          </table:table-cell>
          <table:table-cell table:style-name="Default" office:value-type="float" office:value="0.969109058380127" calcext:value-type="float">
            <text:p>0.9691090584</text:p>
          </table:table-cell>
          <table:table-cell/>
          <table:table-cell office:value-type="float" office:value="1.59564026693386" calcext:value-type="float">
            <text:p>1.5956402669</text:p>
          </table:table-cell>
          <table:table-cell/>
          <table:table-cell office:value-type="float" office:value="1.77965427724919" calcext:value-type="float">
            <text:p>1.7796542772</text:p>
          </table:table-cell>
          <table:table-cell office:value-type="float" office:value="0.397087291512825" calcext:value-type="float">
            <text:p>0.3970872915</text:p>
          </table:table-cell>
          <table:table-cell office:value-type="float" office:value="0.0423259028104361" calcext:value-type="float">
            <text:p>0.0423259028</text:p>
          </table:table-cell>
          <table:table-cell office:value-type="float" office:value="0.00481982282628442" calcext:value-type="float">
            <text:p>0.0048198228</text:p>
          </table:table-cell>
          <table:table-cell office:value-type="float" office:value="0.377851963043213" calcext:value-type="float">
            <text:p>0.377851963</text:p>
          </table:table-cell>
          <table:table-cell/>
        </table:table-row>
        <table:table-row table:style-name="ro1">
          <table:table-cell office:value-type="float" office:value="-44.7751684325887" calcext:value-type="float">
            <text:p>-44.7751684326</text:p>
          </table:table-cell>
          <table:table-cell office:value-type="float" office:value="-2.86950585451673" calcext:value-type="float">
            <text:p>-2.8695058545</text:p>
          </table:table-cell>
          <table:table-cell office:value-type="float" office:value="1.14873720980184" calcext:value-type="float">
            <text:p>1.1487372098</text:p>
          </table:table-cell>
          <table:table-cell table:style-name="Default" office:value-type="float" office:value="0.458826545471061" calcext:value-type="float">
            <text:p>0.4588265455</text:p>
          </table:table-cell>
          <table:table-cell table:style-name="Default" office:value-type="float" office:value="0.0171891202180879" calcext:value-type="float">
            <text:p>0.0171891202</text:p>
          </table:table-cell>
          <table:table-cell table:style-name="Default" office:value-type="float" office:value="0.0328946641971031" calcext:value-type="float">
            <text:p>0.0328946642</text:p>
          </table:table-cell>
          <table:table-cell table:style-name="Default" office:value-type="float" office:value="0.618055105209351" calcext:value-type="float">
            <text:p>0.6180551052</text:p>
          </table:table-cell>
          <table:table-cell/>
          <table:table-cell office:value-type="float" office:value="1.83684739383342" calcext:value-type="float">
            <text:p>1.8368473938</text:p>
          </table:table-cell>
          <table:table-cell/>
          <table:table-cell office:value-type="float" office:value="-179.799075335823" calcext:value-type="float">
            <text:p>-179.7990753358</text:p>
          </table:table-cell>
          <table:table-cell office:value-type="float" office:value="0.442361717957178" calcext:value-type="float">
            <text:p>0.442361718</text:p>
          </table:table-cell>
          <table:table-cell office:value-type="float" office:value="0.16670727378528" calcext:value-type="float">
            <text:p>0.1667072738</text:p>
          </table:table-cell>
          <table:table-cell office:value-type="float" office:value="-0.00979174577044746" calcext:value-type="float">
            <text:p>-0.0097917458</text:p>
          </table:table-cell>
          <table:table-cell office:value-type="float" office:value="0.9031081199646" calcext:value-type="float">
            <text:p>0.90310812</text:p>
          </table:table-cell>
          <table:table-cell/>
        </table:table-row>
        <table:table-row table:style-name="ro1">
          <table:table-cell office:value-type="float" office:value="-26.0007089445487" calcext:value-type="float">
            <text:p>-26.0007089445</text:p>
          </table:table-cell>
          <table:table-cell office:value-type="float" office:value="11.1612385532221" calcext:value-type="float">
            <text:p>11.1612385532</text:p>
          </table:table-cell>
          <table:table-cell office:value-type="float" office:value="-179.208755678603" calcext:value-type="float">
            <text:p>-179.2087556786</text:p>
          </table:table-cell>
          <table:table-cell table:style-name="Default" office:value-type="float" office:value="0.521129007083864" calcext:value-type="float">
            <text:p>0.5211290071</text:p>
          </table:table-cell>
          <table:table-cell table:style-name="Default" office:value-type="float" office:value="0.120245481969684" calcext:value-type="float">
            <text:p>0.120245482</text:p>
          </table:table-cell>
          <table:table-cell table:style-name="Default" office:value-type="float" office:value="0.0152008580742081" calcext:value-type="float">
            <text:p>0.0152008581</text:p>
          </table:table-cell>
          <table:table-cell table:style-name="Default" office:value-type="float" office:value="1.00752210617065" calcext:value-type="float">
            <text:p>1.0075221062</text:p>
          </table:table-cell>
          <table:table-cell/>
          <table:table-cell office:value-type="float" office:value="3.92280837686982" calcext:value-type="float">
            <text:p>3.9228083769</text:p>
          </table:table-cell>
          <table:table-cell/>
          <table:table-cell office:value-type="float" office:value="179.72983068832" calcext:value-type="float">
            <text:p>179.7298306883</text:p>
          </table:table-cell>
          <table:table-cell office:value-type="float" office:value="0.443183330891418" calcext:value-type="float">
            <text:p>0.4431833309</text:p>
          </table:table-cell>
          <table:table-cell office:value-type="float" office:value="0.18276045932318" calcext:value-type="float">
            <text:p>0.1827604593</text:p>
          </table:table-cell>
          <table:table-cell office:value-type="float" office:value="-0.00936827274820286" calcext:value-type="float">
            <text:p>-0.0093682727</text:p>
          </table:table-cell>
          <table:table-cell office:value-type="float" office:value="0.907932043075562" calcext:value-type="float">
            <text:p>0.9079320431</text:p>
          </table:table-cell>
          <table:table-cell/>
        </table:table-row>
        <table:table-row table:style-name="ro1">
          <table:table-cell office:value-type="float" office:value="-2.14516759464329" calcext:value-type="float">
            <text:p>-2.1451675946</text:p>
          </table:table-cell>
          <table:table-cell office:value-type="float" office:value="-4.29843398540655" calcext:value-type="float">
            <text:p>-4.2984339854</text:p>
          </table:table-cell>
          <table:table-cell office:value-type="float" office:value="1.81093852165948" calcext:value-type="float">
            <text:p>1.8109385217</text:p>
          </table:table-cell>
          <table:table-cell table:style-name="Default" office:value-type="float" office:value="0.480592833983052" calcext:value-type="float">
            <text:p>0.480592834</text:p>
          </table:table-cell>
          <table:table-cell table:style-name="Default" office:value-type="float" office:value="0.00491282695747683" calcext:value-type="float">
            <text:p>0.004912827</text:p>
          </table:table-cell>
          <table:table-cell table:style-name="Default" office:value-type="float" office:value="0.00836977679786481" calcext:value-type="float">
            <text:p>0.0083697768</text:p>
          </table:table-cell>
          <table:table-cell table:style-name="Default" office:value-type="float" office:value="0.366326093673706" calcext:value-type="float">
            <text:p>0.3663260937</text:p>
          </table:table-cell>
          <table:table-cell/>
          <table:table-cell office:value-type="float" office:value="-2.53247391252832" calcext:value-type="float">
            <text:p>-2.5324739125</text:p>
          </table:table-cell>
          <table:table-cell/>
          <table:table-cell office:value-type="float" office:value="1.47205468936226" calcext:value-type="float">
            <text:p>1.4720546894</text:p>
          </table:table-cell>
          <table:table-cell office:value-type="float" office:value="0.397652257764519" calcext:value-type="float">
            <text:p>0.3976522578</text:p>
          </table:table-cell>
          <table:table-cell office:value-type="float" office:value="0.101462089989556" calcext:value-type="float">
            <text:p>0.10146209</text:p>
          </table:table-cell>
          <table:table-cell office:value-type="float" office:value="0.0091398177106362" calcext:value-type="float">
            <text:p>0.0091398177</text:p>
          </table:table-cell>
          <table:table-cell office:value-type="float" office:value="0.560713052749634" calcext:value-type="float">
            <text:p>0.5607130527</text:p>
          </table:table-cell>
          <table:table-cell/>
        </table:table-row>
        <table:table-row table:style-name="ro1">
          <table:table-cell office:value-type="float" office:value="-1.39532101831961" calcext:value-type="float">
            <text:p>-1.3953210183</text:p>
          </table:table-cell>
          <table:table-cell office:value-type="float" office:value="0.0773183914384627" calcext:value-type="float">
            <text:p>0.0773183914</text:p>
          </table:table-cell>
          <table:table-cell office:value-type="float" office:value="1.22771154455195" calcext:value-type="float">
            <text:p>1.2277115446</text:p>
          </table:table-cell>
          <table:table-cell table:style-name="Default" office:value-type="float" office:value="0.500142824867639" calcext:value-type="float">
            <text:p>0.5001428249</text:p>
          </table:table-cell>
          <table:table-cell table:style-name="Default" office:value-type="float" office:value="0.00307759595117373" calcext:value-type="float">
            <text:p>0.003077596</text:p>
          </table:table-cell>
          <table:table-cell table:style-name="Default" office:value-type="float" office:value="0.00789103528694633" calcext:value-type="float">
            <text:p>0.0078910353</text:p>
          </table:table-cell>
          <table:table-cell table:style-name="Default" office:value-type="float" office:value="0.537984848022461" calcext:value-type="float">
            <text:p>0.537984848</text:p>
          </table:table-cell>
          <table:table-cell/>
          <table:table-cell office:value-type="float" office:value="29.4304129035671" calcext:value-type="float">
            <text:p>29.4304129036</text:p>
          </table:table-cell>
          <table:table-cell/>
          <table:table-cell office:value-type="float" office:value="2.34668221681038" calcext:value-type="float">
            <text:p>2.3466822168</text:p>
          </table:table-cell>
          <table:table-cell office:value-type="float" office:value="0.395654782924751" calcext:value-type="float">
            <text:p>0.3956547829</text:p>
          </table:table-cell>
          <table:table-cell office:value-type="float" office:value="0.132510761626674" calcext:value-type="float">
            <text:p>0.1325107616</text:p>
          </table:table-cell>
          <table:table-cell office:value-type="float" office:value="-0.023851851975496" calcext:value-type="float">
            <text:p>-0.023851852</text:p>
          </table:table-cell>
          <table:table-cell office:value-type="float" office:value="0.904871940612793" calcext:value-type="float">
            <text:p>0.9048719406</text:p>
          </table:table-cell>
          <table:table-cell/>
        </table:table-row>
        <table:table-row table:style-name="ro1">
          <table:table-cell office:value-type="float" office:value="-0.344580904741027" calcext:value-type="float">
            <text:p>-0.3445809047</text:p>
          </table:table-cell>
          <table:table-cell office:value-type="float" office:value="0.430548993935478" calcext:value-type="float">
            <text:p>0.4305489939</text:p>
          </table:table-cell>
          <table:table-cell office:value-type="float" office:value="1.19430623166196" calcext:value-type="float">
            <text:p>1.1943062317</text:p>
          </table:table-cell>
          <table:table-cell table:style-name="Default" office:value-type="float" office:value="0.518971377885764" calcext:value-type="float">
            <text:p>0.5189713779</text:p>
          </table:table-cell>
          <table:table-cell table:style-name="Default" office:value-type="float" office:value="0.00430734313400648" calcext:value-type="float">
            <text:p>0.0043073431</text:p>
          </table:table-cell>
          <table:table-cell table:style-name="Default" office:value-type="float" office:value="0.00846658804236691" calcext:value-type="float">
            <text:p>0.008466588</text:p>
          </table:table-cell>
          <table:table-cell table:style-name="Default" office:value-type="float" office:value="0.429276943206787" calcext:value-type="float">
            <text:p>0.4292769432</text:p>
          </table:table-cell>
          <table:table-cell/>
          <table:table-cell office:value-type="float" office:value="-2.7529164203661" calcext:value-type="float">
            <text:p>-2.7529164204</text:p>
          </table:table-cell>
          <table:table-cell/>
          <table:table-cell office:value-type="float" office:value="2.66281453358329" calcext:value-type="float">
            <text:p>2.6628145336</text:p>
          </table:table-cell>
          <table:table-cell office:value-type="float" office:value="0.398240720898979" calcext:value-type="float">
            <text:p>0.3982407209</text:p>
          </table:table-cell>
          <table:table-cell office:value-type="float" office:value="0.123683498030834" calcext:value-type="float">
            <text:p>0.123683498</text:p>
          </table:table-cell>
          <table:table-cell office:value-type="float" office:value="0.0081860342803037" calcext:value-type="float">
            <text:p>0.0081860343</text:p>
          </table:table-cell>
          <table:table-cell office:value-type="float" office:value="1.0018208026886" calcext:value-type="float">
            <text:p>1.0018208027</text:p>
          </table:table-cell>
          <table:table-cell/>
        </table:table-row>
        <table:table-row table:style-name="ro1">
          <table:table-cell office:value-type="float" office:value="-3.60449308029234" calcext:value-type="float">
            <text:p>-3.6044930803</text:p>
          </table:table-cell>
          <table:table-cell office:value-type="float" office:value="2.53996479150861" calcext:value-type="float">
            <text:p>2.5399647915</text:p>
          </table:table-cell>
          <table:table-cell office:value-type="float" office:value="0.988032641744413" calcext:value-type="float">
            <text:p>0.9880326417</text:p>
          </table:table-cell>
          <table:table-cell table:style-name="Default" office:value-type="float" office:value="0.538435595846424" calcext:value-type="float">
            <text:p>0.5384355958</text:p>
          </table:table-cell>
          <table:table-cell table:style-name="Default" office:value-type="float" office:value="0.00384284881292739" calcext:value-type="float">
            <text:p>0.0038428488</text:p>
          </table:table-cell>
          <table:table-cell table:style-name="Default" office:value-type="float" office:value="0.0112464061374092" calcext:value-type="float">
            <text:p>0.0112464061</text:p>
          </table:table-cell>
          <table:table-cell table:style-name="Default" office:value-type="float" office:value="0.789132118225098" calcext:value-type="float">
            <text:p>0.7891321182</text:p>
          </table:table-cell>
          <table:table-cell/>
          <table:table-cell office:value-type="float" office:value="-4.13524660821464" calcext:value-type="float">
            <text:p>-4.1352466082</text:p>
          </table:table-cell>
          <table:table-cell/>
          <table:table-cell office:value-type="float" office:value="2.02204344832382" calcext:value-type="float">
            <text:p>2.0220434483</text:p>
          </table:table-cell>
          <table:table-cell office:value-type="float" office:value="0.397619971570974" calcext:value-type="float">
            <text:p>0.3976199716</text:p>
          </table:table-cell>
          <table:table-cell office:value-type="float" office:value="0.139791983842361" calcext:value-type="float">
            <text:p>0.1397919838</text:p>
          </table:table-cell>
          <table:table-cell office:value-type="float" office:value="0.00925521532664074" calcext:value-type="float">
            <text:p>0.0092552153</text:p>
          </table:table-cell>
          <table:table-cell office:value-type="float" office:value="0.595556020736694" calcext:value-type="float">
            <text:p>0.5955560207</text:p>
          </table:table-cell>
          <table:table-cell/>
        </table:table-row>
        <table:table-row table:style-name="ro1">
          <table:table-cell office:value-type="float" office:value="0.441403930099309" calcext:value-type="float">
            <text:p>0.4414039301</text:p>
          </table:table-cell>
          <table:table-cell office:value-type="float" office:value="1.04645637882161" calcext:value-type="float">
            <text:p>1.0464563788</text:p>
          </table:table-cell>
          <table:table-cell office:value-type="float" office:value="1.01913146756144" calcext:value-type="float">
            <text:p>1.0191314676</text:p>
          </table:table-cell>
          <table:table-cell table:style-name="Default" office:value-type="float" office:value="0.558809437170253" calcext:value-type="float">
            <text:p>0.5588094372</text:p>
          </table:table-cell>
          <table:table-cell table:style-name="Default" office:value-type="float" office:value="0.00653888209801587" calcext:value-type="float">
            <text:p>0.0065388821</text:p>
          </table:table-cell>
          <table:table-cell table:style-name="Default" office:value-type="float" office:value="0.00949872465417401" calcext:value-type="float">
            <text:p>0.0094987247</text:p>
          </table:table-cell>
          <table:table-cell table:style-name="Default" office:value-type="float" office:value="0.669987916946411" calcext:value-type="float">
            <text:p>0.6699879169</text:p>
          </table:table-cell>
          <table:table-cell/>
          <table:table-cell office:value-type="float" office:value="33.5921472241" calcext:value-type="float">
            <text:p>33.5921472241</text:p>
          </table:table-cell>
          <table:table-cell/>
          <table:table-cell office:value-type="float" office:value="4.16925701863805" calcext:value-type="float">
            <text:p>4.1692570186</text:p>
          </table:table-cell>
          <table:table-cell office:value-type="float" office:value="0.395653006292913" calcext:value-type="float">
            <text:p>0.3956530063</text:p>
          </table:table-cell>
          <table:table-cell office:value-type="float" office:value="0.178788181949557" calcext:value-type="float">
            <text:p>0.1787881819</text:p>
          </table:table-cell>
          <table:table-cell office:value-type="float" office:value="-0.0264455681745559" calcext:value-type="float">
            <text:p>-0.0264455682</text:p>
          </table:table-cell>
          <table:table-cell office:value-type="float" office:value="0.460500955581665" calcext:value-type="float">
            <text:p>0.4605009556</text:p>
          </table:table-cell>
          <table:table-cell/>
        </table:table-row>
        <table:table-row table:style-name="ro1">
          <table:table-cell office:value-type="float" office:value="39.7746640377325" calcext:value-type="float">
            <text:p>39.7746640377</text:p>
          </table:table-cell>
          <table:table-cell office:value-type="float" office:value="-3.6065055207083" calcext:value-type="float">
            <text:p>-3.6065055207</text:p>
          </table:table-cell>
          <table:table-cell office:value-type="float" office:value="2.0577923236706" calcext:value-type="float">
            <text:p>2.0577923237</text:p>
          </table:table-cell>
          <table:table-cell table:style-name="Default" office:value-type="float" office:value="0.568896391371427" calcext:value-type="float">
            <text:p>0.5688963914</text:p>
          </table:table-cell>
          <table:table-cell table:style-name="Default" office:value-type="float" office:value="0.00335826475906639" calcext:value-type="float">
            <text:p>0.0033582648</text:p>
          </table:table-cell>
          <table:table-cell table:style-name="Default" office:value-type="float" office:value="-0.0193929712411234" calcext:value-type="float">
            <text:p>-0.0193929712</text:p>
          </table:table-cell>
          <table:table-cell table:style-name="Default" office:value-type="float" office:value="0.442964792251587" calcext:value-type="float">
            <text:p>0.4429647923</text:p>
          </table:table-cell>
          <table:table-cell/>
          <table:table-cell office:value-type="float" office:value="10.0481170118466" calcext:value-type="float">
            <text:p>10.0481170118</text:p>
          </table:table-cell>
          <table:table-cell/>
          <table:table-cell office:value-type="float" office:value="-176.567614618511" calcext:value-type="float">
            <text:p>-176.5676146185</text:p>
          </table:table-cell>
          <table:table-cell office:value-type="float" office:value="0.436873634582447" calcext:value-type="float">
            <text:p>0.4368736346</text:p>
          </table:table-cell>
          <table:table-cell office:value-type="float" office:value="0.2808447535308" calcext:value-type="float">
            <text:p>0.2808447535</text:p>
          </table:table-cell>
          <table:table-cell office:value-type="float" office:value="-0.00466248612375098" calcext:value-type="float">
            <text:p>-0.0046624861</text:p>
          </table:table-cell>
          <table:table-cell office:value-type="float" office:value="0.58516001701355" calcext:value-type="float">
            <text:p>0.585160017</text:p>
          </table:table-cell>
          <table:table-cell/>
        </table:table-row>
        <table:table-row table:style-name="ro1">
          <table:table-cell office:value-type="float" office:value="84.4131968963112" calcext:value-type="float">
            <text:p>84.4131968963</text:p>
          </table:table-cell>
          <table:table-cell office:value-type="float" office:value="-2.15579561336223" calcext:value-type="float">
            <text:p>-2.1557956134</text:p>
          </table:table-cell>
          <table:table-cell office:value-type="float" office:value="1.13503028394632" calcext:value-type="float">
            <text:p>1.1350302839</text:p>
          </table:table-cell>
          <table:table-cell table:style-name="Default" office:value-type="float" office:value="0.580423406623382" calcext:value-type="float">
            <text:p>0.5804234066</text:p>
          </table:table-cell>
          <table:table-cell table:style-name="Default" office:value-type="float" office:value="0.0609592050854397" calcext:value-type="float">
            <text:p>0.0609592051</text:p>
          </table:table-cell>
          <table:table-cell table:style-name="Default" office:value-type="float" office:value="-0.0341279054164007" calcext:value-type="float">
            <text:p>-0.0341279054</text:p>
          </table:table-cell>
          <table:table-cell table:style-name="Default" office:value-type="float" office:value="0.936507940292358" calcext:value-type="float">
            <text:p>0.9365079403</text:p>
          </table:table-cell>
          <table:table-cell table:number-columns-repeated="9"/>
        </table:table-row>
        <table:table-row table:style-name="ro1">
          <table:table-cell office:value-type="float" office:value="-0.563419928776969" calcext:value-type="float">
            <text:p>-0.5634199288</text:p>
          </table:table-cell>
          <table:table-cell office:value-type="float" office:value="-1.6843695095179" calcext:value-type="float">
            <text:p>-1.6843695095</text:p>
          </table:table-cell>
          <table:table-cell office:value-type="float" office:value="1.63073864404109" calcext:value-type="float">
            <text:p>1.630738644</text:p>
          </table:table-cell>
          <table:table-cell table:style-name="Default" office:value-type="float" office:value="0.580512198037521" calcext:value-type="float">
            <text:p>0.580512198</text:p>
          </table:table-cell>
          <table:table-cell table:style-name="Default" office:value-type="float" office:value="0.00584791402712605" calcext:value-type="float">
            <text:p>0.005847914</text:p>
          </table:table-cell>
          <table:table-cell table:style-name="Default" office:value-type="float" office:value="0.0101509659897039" calcext:value-type="float">
            <text:p>0.010150966</text:p>
          </table:table-cell>
          <table:table-cell table:style-name="Default" office:value-type="float" office:value="0.341600894927979" calcext:value-type="float">
            <text:p>0.3416008949</text:p>
          </table:table-cell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ound truth_ X</text:p>
          </table:table-cell>
          <table:table-cell table:style-name="ce5" office:value-type="string" calcext:value-type="string">
            <text:p>Error</text:p>
          </table:table-cell>
          <table:table-cell table:style-name="ce7" office:value-type="string" calcext:value-type="string">
            <text:p>Error %</text:p>
          </table:table-cell>
          <table:table-cell table:number-columns-repeated="2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ground truth_ Y</text:p>
          </table:table-cell>
          <table:table-cell table:style-name="ce5" office:value-type="string" calcext:value-type="string">
            <text:p>Error</text:p>
          </table:table-cell>
          <table:table-cell table:style-name="ce7" office:value-type="string" calcext:value-type="string">
            <text:p>Error %</text:p>
          </table:table-cell>
          <table:table-cell/>
          <table:table-cell office:value-type="string" calcext:value-type="string">
            <text:p>X-x ground</text:p>
          </table:table-cell>
          <table:table-cell office:value-type="string" calcext:value-type="string">
            <text:p>Y-y ground</text:p>
          </table:table-cell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4" office:value-type="float" office:value="0.396701404764157" calcext:value-type="float">
            <text:p>0.3967014048</text:p>
          </table:table-cell>
          <table:table-cell office:value-type="float" office:value="0.4" calcext:value-type="float">
            <text:p>0.4</text:p>
          </table:table-cell>
          <table:table-cell table:formula="of:=ABS([.D18]-[.E18])/[.E18]" office:value-type="float" office:value="0.00824648808960743" calcext:value-type="float">
            <text:p>0.0082464881</text:p>
          </table:table-cell>
          <table:table-cell table:formula="of:=[.F18]*100" office:value-type="float" office:value="0.824648808960743" calcext:value-type="float">
            <text:p>0.82464880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float" office:value="0.0028317528972019" calcext:value-type="float">
            <text:p>0.0028317529</text:p>
          </table:table-cell>
          <table:table-cell table:style-name="ce4" office:value-type="float" office:value="0" calcext:value-type="float">
            <text:p>0</text:p>
          </table:table-cell>
          <table:table-cell table:style-name="ce2" table:formula="of:=ABS([.J18]-[.K18])/[.K18]" office:value-type="string" office:string-value="" calcext:value-type="error">
            <text:p>#DIV/0!</text:p>
          </table:table-cell>
          <table:table-cell table:style-name="ce2" table:formula="of:=[.L18]*100" office:value-type="string" office:string-value="" calcext:value-type="error">
            <text:p>#DIV/0!</text:p>
          </table:table-cell>
          <table:table-cell/>
          <table:table-cell table:formula="of:=ABS([.D18]-[.E18])" office:value-type="float" office:value="0.00329859523584297" calcext:value-type="float">
            <text:p>0.0032985952</text:p>
          </table:table-cell>
          <table:table-cell table:formula="of:=ABS([.J18]-[.K18])" office:value-type="float" office:value="0.0028317528972019" calcext:value-type="float">
            <text:p>0.0028317529</text:p>
          </table:table-cell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4" office:value-type="float" office:value="0.416590718809056" calcext:value-type="float">
            <text:p>0.4165907188</text:p>
          </table:table-cell>
          <table:table-cell office:value-type="float" office:value="0.42" calcext:value-type="float">
            <text:p>0.42</text:p>
          </table:table-cell>
          <table:table-cell table:formula="of:=ABS([.D19]-[.E19])/[.E19]" office:value-type="float" office:value="0.00811733616891421" calcext:value-type="float">
            <text:p>0.0081173362</text:p>
          </table:table-cell>
          <table:table-cell table:formula="of:=[.F19]*100" office:value-type="float" office:value="0.811733616891421" calcext:value-type="float">
            <text:p>0.811733616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float" office:value="0.0210119573574699" calcext:value-type="float">
            <text:p>0.0210119574</text:p>
          </table:table-cell>
          <table:table-cell table:style-name="ce4" office:value-type="float" office:value="0.02" calcext:value-type="float">
            <text:p>0.02</text:p>
          </table:table-cell>
          <table:table-cell table:style-name="ce2" table:formula="of:=ABS([.J19]-[.K19])/[.K19]" office:value-type="float" office:value="0.0505978678734949" calcext:value-type="float">
            <text:p>0.0505978679</text:p>
          </table:table-cell>
          <table:table-cell table:style-name="ce2" table:formula="of:=[.L19]*100" office:value-type="float" office:value="5.05978678734949" calcext:value-type="float">
            <text:p>5.0597867873</text:p>
          </table:table-cell>
          <table:table-cell/>
          <table:table-cell table:formula="of:=ABS([.D19]-[.E19])" office:value-type="float" office:value="0.00340928119094397" calcext:value-type="float">
            <text:p>0.0034092812</text:p>
          </table:table-cell>
          <table:table-cell table:formula="of:=ABS([.J19]-[.K19])" office:value-type="float" office:value="0.0010119573574699" calcext:value-type="float">
            <text:p>0.0010119574</text:p>
          </table:table-cell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4" office:value-type="float" office:value="0.442288150099945" calcext:value-type="float">
            <text:p>0.4422881501</text:p>
          </table:table-cell>
          <table:table-cell office:value-type="float" office:value="0.44" calcext:value-type="float">
            <text:p>0.44</text:p>
          </table:table-cell>
          <table:table-cell table:formula="of:=ABS([.D20]-[.E20])/[.E20]" office:value-type="float" office:value="0.00520034113623873" calcext:value-type="float">
            <text:p>0.0052003411</text:p>
          </table:table-cell>
          <table:table-cell table:formula="of:=[.F20]*100" office:value-type="float" office:value="0.520034113623873" calcext:value-type="float">
            <text:p>0.520034113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float" office:value="0.0423259028104361" calcext:value-type="float">
            <text:p>0.0423259028</text:p>
          </table:table-cell>
          <table:table-cell table:style-name="ce4" office:value-type="float" office:value="0.04" calcext:value-type="float">
            <text:p>0.04</text:p>
          </table:table-cell>
          <table:table-cell table:style-name="ce2" table:formula="of:=ABS([.J20]-[.K20])/[.K20]" office:value-type="float" office:value="0.0581475702609023" calcext:value-type="float">
            <text:p>0.0581475703</text:p>
          </table:table-cell>
          <table:table-cell table:style-name="ce2" table:formula="of:=[.L20]*100" office:value-type="float" office:value="5.81475702609023" calcext:value-type="float">
            <text:p>5.8147570261</text:p>
          </table:table-cell>
          <table:table-cell/>
          <table:table-cell table:formula="of:=ABS([.D20]-[.E20])" office:value-type="float" office:value="0.00228815009994504" calcext:value-type="float">
            <text:p>0.0022881501</text:p>
          </table:table-cell>
          <table:table-cell table:formula="of:=ABS([.J20]-[.K20])" office:value-type="float" office:value="0.0023259028104361" calcext:value-type="float">
            <text:p>0.0023259028</text:p>
          </table:table-cell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4" office:value-type="float" office:value="0.458826545471061" calcext:value-type="float">
            <text:p>0.4588265455</text:p>
          </table:table-cell>
          <table:table-cell office:value-type="float" office:value="0.46" calcext:value-type="float">
            <text:p>0.46</text:p>
          </table:table-cell>
          <table:table-cell table:formula="of:=ABS([.D21]-[.E21])/[.E21]" office:value-type="float" office:value="0.00255098810638906" calcext:value-type="float">
            <text:p>0.0025509881</text:p>
          </table:table-cell>
          <table:table-cell table:formula="of:=[.F21]*100" office:value-type="float" office:value="0.255098810638906" calcext:value-type="float">
            <text:p>0.255098810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float" office:value="0.06670727378528" calcext:value-type="float">
            <text:p>0.0667072738</text:p>
          </table:table-cell>
          <table:table-cell table:style-name="ce4" office:value-type="float" office:value="0.06" calcext:value-type="float">
            <text:p>0.06</text:p>
          </table:table-cell>
          <table:table-cell table:style-name="ce2" table:formula="of:=ABS([.J21]-[.K21])/[.K21]" office:value-type="float" office:value="0.111787896421333" calcext:value-type="float">
            <text:p>0.1117878964</text:p>
          </table:table-cell>
          <table:table-cell table:style-name="ce2" table:formula="of:=[.L21]*100" office:value-type="float" office:value="11.1787896421333" calcext:value-type="float">
            <text:p>11.1787896421</text:p>
          </table:table-cell>
          <table:table-cell/>
          <table:table-cell table:formula="of:=ABS([.D21]-[.E21])" office:value-type="float" office:value="0.00117345452893897" calcext:value-type="float">
            <text:p>0.0011734545</text:p>
          </table:table-cell>
          <table:table-cell table:formula="of:=ABS([.J21]-[.K21])" office:value-type="float" office:value="0.00670727378528001" calcext:value-type="float">
            <text:p>0.0067072738</text:p>
          </table:table-cell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4" office:value-type="float" office:value="0.480592833983052" calcext:value-type="float">
            <text:p>0.480592834</text:p>
          </table:table-cell>
          <table:table-cell office:value-type="float" office:value="0.48" calcext:value-type="float">
            <text:p>0.48</text:p>
          </table:table-cell>
          <table:table-cell table:formula="of:=ABS([.D22]-[.E22])/[.E22]" office:value-type="float" office:value="0.00123507079802509" calcext:value-type="float">
            <text:p>0.0012350708</text:p>
          </table:table-cell>
          <table:table-cell table:formula="of:=[.F22]*100" office:value-type="float" office:value="0.123507079802509" calcext:value-type="float">
            <text:p>0.123507079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float" office:value="0.08276045932318" calcext:value-type="float">
            <text:p>0.0827604593</text:p>
          </table:table-cell>
          <table:table-cell table:style-name="ce4" office:value-type="float" office:value="0.08" calcext:value-type="float">
            <text:p>0.08</text:p>
          </table:table-cell>
          <table:table-cell table:style-name="ce2" table:formula="of:=ABS([.J22]-[.K22])/[.K22]" office:value-type="float" office:value="0.03450574153975" calcext:value-type="float">
            <text:p>0.0345057415</text:p>
          </table:table-cell>
          <table:table-cell table:style-name="ce2" table:formula="of:=[.L22]*100" office:value-type="float" office:value="3.450574153975" calcext:value-type="float">
            <text:p>3.450574154</text:p>
          </table:table-cell>
          <table:table-cell/>
          <table:table-cell table:formula="of:=ABS([.D22]-[.E22])" office:value-type="float" office:value="0.000592833983052044" calcext:value-type="float">
            <text:p>0.000592834</text:p>
          </table:table-cell>
          <table:table-cell table:formula="of:=ABS([.J22]-[.K22])" office:value-type="float" office:value="0.00276045932318" calcext:value-type="float">
            <text:p>0.0027604593</text:p>
          </table:table-cell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4" office:value-type="float" office:value="0.500142824867639" calcext:value-type="float">
            <text:p>0.5001428249</text:p>
          </table:table-cell>
          <table:table-cell office:value-type="float" office:value="0.5" calcext:value-type="float">
            <text:p>0.5</text:p>
          </table:table-cell>
          <table:table-cell table:formula="of:=ABS([.D23]-[.E23])/[.E23]" office:value-type="float" office:value="0.000285649735278115" calcext:value-type="float">
            <text:p>0.0002856497</text:p>
          </table:table-cell>
          <table:table-cell table:formula="of:=[.F23]*100" office:value-type="float" office:value="0.0285649735278115" calcext:value-type="float">
            <text:p>0.028564973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6" office:value-type="float" office:value="0.101462089989556" calcext:value-type="float">
            <text:p>0.10146209</text:p>
          </table:table-cell>
          <table:table-cell table:style-name="ce4" office:value-type="float" office:value="0.1" calcext:value-type="float">
            <text:p>0.1</text:p>
          </table:table-cell>
          <table:table-cell table:style-name="ce2" table:formula="of:=ABS([.J23]-[.K23])/[.K23]" office:value-type="float" office:value="0.0146208998955558" calcext:value-type="float">
            <text:p>0.0146208999</text:p>
          </table:table-cell>
          <table:table-cell table:style-name="ce2" table:formula="of:=[.L23]*100" office:value-type="float" office:value="1.46208998955558" calcext:value-type="float">
            <text:p>1.4620899896</text:p>
          </table:table-cell>
          <table:table-cell/>
          <table:table-cell table:formula="of:=ABS([.D23]-[.E23])" office:value-type="float" office:value="0.000142824867639058" calcext:value-type="float">
            <text:p>0.0001428249</text:p>
          </table:table-cell>
          <table:table-cell table:formula="of:=ABS([.J23]-[.K23])" office:value-type="float" office:value="0.00146208998955601" calcext:value-type="float">
            <text:p>0.00146209</text:p>
          </table:table-cell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4" office:value-type="float" office:value="0.518971377885764" calcext:value-type="float">
            <text:p>0.5189713779</text:p>
          </table:table-cell>
          <table:table-cell office:value-type="float" office:value="0.52" calcext:value-type="float">
            <text:p>0.52</text:p>
          </table:table-cell>
          <table:table-cell table:formula="of:=ABS([.D24]-[.E24])/[.E24]" office:value-type="float" office:value="0.00197811945045372" calcext:value-type="float">
            <text:p>0.0019781195</text:p>
          </table:table-cell>
          <table:table-cell table:formula="of:=[.F24]*100" office:value-type="float" office:value="0.197811945045372" calcext:value-type="float">
            <text:p>0.197811945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6" office:value-type="float" office:value="0.123683498030834" calcext:value-type="float">
            <text:p>0.123683498</text:p>
          </table:table-cell>
          <table:table-cell table:style-name="ce4" office:value-type="float" office:value="0.12" calcext:value-type="float">
            <text:p>0.12</text:p>
          </table:table-cell>
          <table:table-cell table:style-name="ce2" table:formula="of:=ABS([.J24]-[.K24])/[.K24]" office:value-type="float" office:value="0.030695816923617" calcext:value-type="float">
            <text:p>0.0306958169</text:p>
          </table:table-cell>
          <table:table-cell table:style-name="ce2" table:formula="of:=[.L24]*100" office:value-type="float" office:value="3.0695816923617" calcext:value-type="float">
            <text:p>3.0695816924</text:p>
          </table:table-cell>
          <table:table-cell/>
          <table:table-cell table:formula="of:=ABS([.D24]-[.E24])" office:value-type="float" office:value="0.00102862211423593" calcext:value-type="float">
            <text:p>0.0010286221</text:p>
          </table:table-cell>
          <table:table-cell table:formula="of:=ABS([.J24]-[.K24])" office:value-type="float" office:value="0.00368349803083401" calcext:value-type="float">
            <text:p>0.003683498</text:p>
          </table:table-cell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4" office:value-type="float" office:value="0.538435595846424" calcext:value-type="float">
            <text:p>0.5384355958</text:p>
          </table:table-cell>
          <table:table-cell office:value-type="float" office:value="0.54" calcext:value-type="float">
            <text:p>0.54</text:p>
          </table:table-cell>
          <table:table-cell table:formula="of:=ABS([.D25]-[.E25])/[.E25]" office:value-type="float" office:value="0.00289704472884435" calcext:value-type="float">
            <text:p>0.0028970447</text:p>
          </table:table-cell>
          <table:table-cell table:formula="of:=[.F25]*100" office:value-type="float" office:value="0.289704472884435" calcext:value-type="float">
            <text:p>0.2897044729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float" office:value="0.139791983842361" calcext:value-type="float">
            <text:p>0.1397919838</text:p>
          </table:table-cell>
          <table:table-cell table:style-name="ce4" office:value-type="float" office:value="0.14" calcext:value-type="float">
            <text:p>0.14</text:p>
          </table:table-cell>
          <table:table-cell table:style-name="ce2" table:formula="of:=ABS([.J25]-[.K25])/[.K25]" office:value-type="float" office:value="0.00148582969742176" calcext:value-type="float">
            <text:p>0.0014858297</text:p>
          </table:table-cell>
          <table:table-cell table:style-name="ce2" table:formula="of:=[.L25]*100" office:value-type="float" office:value="0.148582969742176" calcext:value-type="float">
            <text:p>0.1485829697</text:p>
          </table:table-cell>
          <table:table-cell/>
          <table:table-cell table:formula="of:=ABS([.D25]-[.E25])" office:value-type="float" office:value="0.00156440415357595" calcext:value-type="float">
            <text:p>0.0015644042</text:p>
          </table:table-cell>
          <table:table-cell table:formula="of:=ABS([.J25]-[.K25])" office:value-type="float" office:value="0.00020801615763899" calcext:value-type="float">
            <text:p>0.0002080162</text:p>
          </table:table-cell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4" office:value-type="float" office:value="0.558809437170253" calcext:value-type="float">
            <text:p>0.5588094372</text:p>
          </table:table-cell>
          <table:table-cell office:value-type="float" office:value="0.56" calcext:value-type="float">
            <text:p>0.56</text:p>
          </table:table-cell>
          <table:table-cell table:formula="of:=ABS([.D26]-[.E26])/[.E26]" office:value-type="float" office:value="0.00212600505311974" calcext:value-type="float">
            <text:p>0.0021260051</text:p>
          </table:table-cell>
          <table:table-cell table:formula="of:=[.F26]*100" office:value-type="float" office:value="0.212600505311974" calcext:value-type="float">
            <text:p>0.2126005053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6" office:value-type="float" office:value="0.178788181949557" calcext:value-type="float">
            <text:p>0.1787881819</text:p>
          </table:table-cell>
          <table:table-cell table:style-name="ce4" office:value-type="float" office:value="0.16" calcext:value-type="float">
            <text:p>0.16</text:p>
          </table:table-cell>
          <table:table-cell table:style-name="ce2" table:formula="of:=ABS([.J26]-[.K26])/[.K26]" office:value-type="float" office:value="0.11742613718473" calcext:value-type="float">
            <text:p>0.1174261372</text:p>
          </table:table-cell>
          <table:table-cell table:style-name="ce2" table:formula="of:=[.L26]*100" office:value-type="float" office:value="11.742613718473" calcext:value-type="float">
            <text:p>11.7426137185</text:p>
          </table:table-cell>
          <table:table-cell/>
          <table:table-cell table:formula="of:=ABS([.D26]-[.E26])" office:value-type="float" office:value="0.00119056282974706" calcext:value-type="float">
            <text:p>0.0011905628</text:p>
          </table:table-cell>
          <table:table-cell table:formula="of:=ABS([.J26]-[.K26])" office:value-type="float" office:value="0.018788181949557" calcext:value-type="float">
            <text:p>0.0187881819</text:p>
          </table:table-cell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580512198037521" calcext:value-type="float">
            <text:p>0.580512198</text:p>
          </table:table-cell>
          <table:table-cell office:value-type="float" office:value="0.58" calcext:value-type="float">
            <text:p>0.58</text:p>
          </table:table-cell>
          <table:table-cell table:formula="of:=ABS([.D27]-[.E27])/[.E27]" office:value-type="float" office:value="0.00088310006469158" calcext:value-type="float">
            <text:p>0.0008831001</text:p>
          </table:table-cell>
          <table:table-cell table:formula="of:=[.F27]*100" office:value-type="float" office:value="0.088310006469158" calcext:value-type="float">
            <text:p>0.088310006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6" office:value-type="float" office:value="0.1808447535308" calcext:value-type="float">
            <text:p>0.1808447535</text:p>
          </table:table-cell>
          <table:table-cell table:style-name="ce4" office:value-type="float" office:value="0.18" calcext:value-type="float">
            <text:p>0.18</text:p>
          </table:table-cell>
          <table:table-cell table:style-name="ce2" table:formula="of:=ABS([.J27]-[.K27])/[.K27]" office:value-type="float" office:value="0.00469307517111122" calcext:value-type="float">
            <text:p>0.0046930752</text:p>
          </table:table-cell>
          <table:table-cell table:style-name="ce2" table:formula="of:=[.L27]*100" office:value-type="float" office:value="0.469307517111121" calcext:value-type="float">
            <text:p>0.4693075171</text:p>
          </table:table-cell>
          <table:table-cell/>
          <table:table-cell table:formula="of:=ABS([.D27]-[.E27])" office:value-type="float" office:value="0.000512198037521117" calcext:value-type="float">
            <text:p>0.000512198</text:p>
          </table:table-cell>
          <table:table-cell table:formula="of:=ABS([.J27]-[.K27])" office:value-type="float" office:value="0.000844753530800019" calcext:value-type="float">
            <text:p>0.0008447535</text:p>
          </table:table-cell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/>
          <table:table-cell table:style-name="Default"/>
          <table:table-cell/>
          <table:table-cell table:style-name="ce2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>
            <text:p>Mean</text:p>
          </table:table-cell>
          <table:table-cell table:formula="of:=AVERAGE([.F18:.F27])" office:value-type="float" office:value="0.0033520143331562" calcext:value-type="float">
            <text:p>0.0033520143</text:p>
          </table:table-cell>
          <table:table-cell table:number-columns-repeated="4"/>
          <table:table-cell table:style-name="ce2" office:value-type="string" calcext:value-type="string">
            <text:p>Mean</text:p>
          </table:table-cell>
          <table:table-cell table:style-name="ce2" table:formula="of:=AVEDEV([.L19:.L27])" office:value-type="float" office:value="0.0332294297726538" calcext:value-type="float">
            <text:p>0.0332294298</text:p>
          </table:table-cell>
          <table:table-cell/>
          <table:table-cell table:style-name="ce6" office:value-type="string" calcext:value-type="string">
            <text:p>mean</text:p>
          </table:table-cell>
          <table:table-cell table:style-name="ce6" table:formula="of:=AVERAGE([.O18:.O27])" office:value-type="float" office:value="0.00152009270414421" calcext:value-type="float">
            <text:p>0.0015200927</text:p>
          </table:table-cell>
          <table:table-cell table:style-name="ce6" table:formula="of:=AVERAGE([.P18:.P27])" office:value-type="float" office:value="0.00406238858319539" calcext:value-type="float">
            <text:p>0.0040623886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D</text:p>
          </table:table-cell>
          <table:table-cell table:style-name="ce4" table:formula="of:=STDEV([.F18:.F27])" office:value-type="float" office:value="0.00287323633295812" calcext:value-type="float">
            <text:p>0.0028732363</text:p>
          </table:table-cell>
          <table:table-cell table:style-name="Default"/>
          <table:table-cell table:number-columns-repeated="3"/>
          <table:table-cell table:style-name="ce4" office:value-type="string" calcext:value-type="string">
            <text:p>STD</text:p>
          </table:table-cell>
          <table:table-cell table:style-name="ce4" table:formula="of:=STDEV([.L19:.L27])" office:value-type="float" office:value="0.0427582993550074" calcext:value-type="float">
            <text:p>0.0427582994</text:p>
          </table:table-cell>
          <table:table-cell/>
          <table:table-cell table:style-name="ce6" office:value-type="string" calcext:value-type="string">
            <text:p>STD</text:p>
          </table:table-cell>
          <table:table-cell table:style-name="ce6" table:formula="of:=STDEV([.O18:.O27])" office:value-type="float" office:value="0.00113366654187031" calcext:value-type="float">
            <text:p>0.0011336665</text:p>
          </table:table-cell>
          <table:table-cell table:style-name="ce6" table:formula="of:=STDEV([.P18:.P27])" office:value-type="float" office:value="0.00549230652260892" calcext:value-type="float">
            <text:p>0.0054923065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 calcext:value-type="string">
            <text:p>yaw angle</text:p>
          </table:table-cell>
          <table:table-cell office:value-type="string" calcext:value-type="string">
            <text:p>yaw_noise</text:p>
          </table:table-cell>
          <table:table-cell table:style-name="ce6" office:value-type="string" calcext:value-type="string">
            <text:p>yaw radians</text:p>
          </table:table-cell>
          <table:table-cell table:style-name="ce4" office:value-type="string" calcext:value-type="string">
            <text:p>ground truth</text:p>
          </table:table-cell>
          <table:table-cell table:style-name="ce4" office:value-type="string" calcext:value-type="string">
            <text:p>Radians_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Radians_2</text:p>
          </table:table-cell>
          <table:table-cell table:style-name="ce4" office:value-type="string" calcext:value-type="string">
            <text:p>ERROR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formula="of:=RAND()" office:value-type="float" office:value="0.158550263602143" calcext:value-type="float">
            <text:p>0.1585502636</text:p>
          </table:table-cell>
          <table:table-cell office:value-type="float" office:value="92" calcext:value-type="float">
            <text:p>92</text:p>
          </table:table-cell>
          <table:table-cell table:formula="of:=[.D33]+[.C33]" office:value-type="float" office:value="92.1585502636021" calcext:value-type="float">
            <text:p>92.1585502636</text:p>
          </table:table-cell>
          <table:table-cell table:formula="of:=RADIANS([.E33])" office:value-type="float" office:value="1.60847013596455" calcext:value-type="float">
            <text:p>1.608470136</text:p>
          </table:table-cell>
          <table:table-cell office:value-type="float" office:value="0" calcext:value-type="float">
            <text:p>0</text:p>
          </table:table-cell>
          <table:table-cell table:style-name="ce2" table:formula="of:=RADIANS([.G33])" office:value-type="float" office:value="0" calcext:value-type="float">
            <text:p>0</text:p>
          </table:table-cell>
          <table:table-cell table:style-name="ce4" table:formula="of:=[.$I$32]-[.G33]" office:value-type="float" office:value="90" calcext:value-type="float">
            <text:p>90</text:p>
          </table:table-cell>
          <table:table-cell table:style-name="ce2" table:formula="of:=RADIANS([.I33])" office:value-type="float" office:value="1.5707963267949" calcext:value-type="float">
            <text:p>1.5707963268</text:p>
          </table:table-cell>
          <table:table-cell table:style-name="ce2" table:formula="of:=ABS([.E33]-[.I33])" office:value-type="float" office:value="2.15855026360214" calcext:value-type="float">
            <text:p>2.1585502636</text:p>
          </table:table-cell>
          <table:table-cell table:number-columns-repeated="2"/>
          <table:table-cell table:formula="of:=ABS([.E33]-[.I33])" office:value-type="float" office:value="2.15855026360214" calcext:value-type="float">
            <text:p>2.158550263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RAND()" office:value-type="float" office:value="0.414327197369966" calcext:value-type="float">
            <text:p>0.4143271974</text:p>
          </table:table-cell>
          <table:table-cell office:value-type="float" office:value="86" calcext:value-type="float">
            <text:p>86</text:p>
          </table:table-cell>
          <table:table-cell table:formula="of:=[.D34]+[.C34]" office:value-type="float" office:value="86.41432719737" calcext:value-type="float">
            <text:p>86.4143271974</text:p>
          </table:table-cell>
          <table:table-cell table:formula="of:=RADIANS([.E34])" office:value-type="float" office:value="1.50821453048979" calcext:value-type="float">
            <text:p>1.5082145305</text:p>
          </table:table-cell>
          <table:table-cell office:value-type="float" office:value="5" calcext:value-type="float">
            <text:p>5</text:p>
          </table:table-cell>
          <table:table-cell table:style-name="ce2" table:formula="of:=RADIANS([.G34])" office:value-type="float" office:value="0.0872664625997165" calcext:value-type="float">
            <text:p>0.0872664626</text:p>
          </table:table-cell>
          <table:table-cell table:style-name="ce4" table:formula="of:=[.$I$32]-[.G34]" office:value-type="float" office:value="85" calcext:value-type="float">
            <text:p>85</text:p>
          </table:table-cell>
          <table:table-cell table:style-name="ce2" table:formula="of:=RADIANS([.I34])" office:value-type="float" office:value="1.48352986419518" calcext:value-type="float">
            <text:p>1.4835298642</text:p>
          </table:table-cell>
          <table:table-cell table:style-name="ce2" table:formula="of:=ABS([.E34]-[.I34])" office:value-type="float" office:value="1.41432719736997" calcext:value-type="float">
            <text:p>1.4143271974</text:p>
          </table:table-cell>
          <table:table-cell table:number-columns-repeated="2"/>
          <table:table-cell table:formula="of:=ABS([.E34]-[.I34])" office:value-type="float" office:value="1.41432719736997" calcext:value-type="float">
            <text:p>1.414327197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RAND()" office:value-type="float" office:value="0.341951052817545" calcext:value-type="float">
            <text:p>0.3419510528</text:p>
          </table:table-cell>
          <table:table-cell office:value-type="float" office:value="80" calcext:value-type="float">
            <text:p>80</text:p>
          </table:table-cell>
          <table:table-cell table:formula="of:=[.D35]+[.C35]" office:value-type="float" office:value="80.3419510528176" calcext:value-type="float">
            <text:p>80.3419510528</text:p>
          </table:table-cell>
          <table:table-cell table:formula="of:=RADIANS([.E35])" office:value-type="float" office:value="1.40223157334779" calcext:value-type="float">
            <text:p>1.4022315733</text:p>
          </table:table-cell>
          <table:table-cell office:value-type="float" office:value="10.2" calcext:value-type="float">
            <text:p>10.2</text:p>
          </table:table-cell>
          <table:table-cell table:style-name="ce2" table:formula="of:=RADIANS([.G35])" office:value-type="float" office:value="0.178023583703422" calcext:value-type="float">
            <text:p>0.1780235837</text:p>
          </table:table-cell>
          <table:table-cell table:style-name="ce4" table:formula="of:=[.$I$32]-[.G35]" office:value-type="float" office:value="79.8" calcext:value-type="float">
            <text:p>79.8</text:p>
          </table:table-cell>
          <table:table-cell table:style-name="ce2" table:formula="of:=RADIANS([.I35])" office:value-type="float" office:value="1.39277274309148" calcext:value-type="float">
            <text:p>1.3927727431</text:p>
          </table:table-cell>
          <table:table-cell table:style-name="ce2" table:formula="of:=ABS([.E35]-[.I35])" office:value-type="float" office:value="0.541951052817552" calcext:value-type="float">
            <text:p>0.5419510528</text:p>
          </table:table-cell>
          <table:table-cell table:number-columns-repeated="2"/>
          <table:table-cell table:formula="of:=ABS([.E35]-[.I35])" office:value-type="float" office:value="0.541951052817552" calcext:value-type="float">
            <text:p>0.541951052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formula="of:=RAND()" office:value-type="float" office:value="0.897892787507855" calcext:value-type="float">
            <text:p>0.8978927875</text:p>
          </table:table-cell>
          <table:table-cell office:value-type="float" office:value="75" calcext:value-type="float">
            <text:p>75</text:p>
          </table:table-cell>
          <table:table-cell table:formula="of:=[.D36]+[.C36]" office:value-type="float" office:value="75.8978927875079" calcext:value-type="float">
            <text:p>75.8978927875</text:p>
          </table:table-cell>
          <table:table-cell table:formula="of:=RADIANS([.E36])" office:value-type="float" office:value="1.32466812446767" calcext:value-type="float">
            <text:p>1.3246681245</text:p>
          </table:table-cell>
          <table:table-cell office:value-type="float" office:value="15.1" calcext:value-type="float">
            <text:p>15.1</text:p>
          </table:table-cell>
          <table:table-cell table:style-name="ce2" table:formula="of:=RADIANS([.G36])" office:value-type="float" office:value="0.263544717051144" calcext:value-type="float">
            <text:p>0.2635447171</text:p>
          </table:table-cell>
          <table:table-cell table:style-name="ce4" table:formula="of:=[.$I$32]-[.G36]" office:value-type="float" office:value="74.9" calcext:value-type="float">
            <text:p>74.9</text:p>
          </table:table-cell>
          <table:table-cell table:style-name="ce2" table:formula="of:=RADIANS([.I36])" office:value-type="float" office:value="1.30725160974375" calcext:value-type="float">
            <text:p>1.3072516097</text:p>
          </table:table-cell>
          <table:table-cell table:style-name="ce2" table:formula="of:=ABS([.E36]-[.I36])" office:value-type="float" office:value="0.997892787507851" calcext:value-type="float">
            <text:p>0.9978927875</text:p>
          </table:table-cell>
          <table:table-cell table:number-columns-repeated="2"/>
          <table:table-cell table:formula="of:=ABS([.E36]-[.I36])" office:value-type="float" office:value="0.997892787507851" calcext:value-type="float">
            <text:p>0.99789278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RAND()" office:value-type="float" office:value="0.638431866947449" calcext:value-type="float">
            <text:p>0.6384318669</text:p>
          </table:table-cell>
          <table:table-cell office:value-type="float" office:value="72" calcext:value-type="float">
            <text:p>72</text:p>
          </table:table-cell>
          <table:table-cell table:formula="of:=[.D37]+[.C37]" office:value-type="float" office:value="72.6384318669474" calcext:value-type="float">
            <text:p>72.6384318669</text:p>
          </table:table-cell>
          <table:table-cell table:formula="of:=RADIANS([.E37])" office:value-type="float" office:value="1.2677797995638" calcext:value-type="float">
            <text:p>1.2677797996</text:p>
          </table:table-cell>
          <table:table-cell office:value-type="float" office:value="19.9" calcext:value-type="float">
            <text:p>19.9</text:p>
          </table:table-cell>
          <table:table-cell table:style-name="ce2" table:formula="of:=RADIANS([.G37])" office:value-type="float" office:value="0.347320521146872" calcext:value-type="float">
            <text:p>0.3473205211</text:p>
          </table:table-cell>
          <table:table-cell table:style-name="ce4" table:formula="of:=[.$I$32]-[.G37]" office:value-type="float" office:value="70.1" calcext:value-type="float">
            <text:p>70.1</text:p>
          </table:table-cell>
          <table:table-cell table:style-name="ce2" table:formula="of:=RADIANS([.I37])" office:value-type="float" office:value="1.22347580564802" calcext:value-type="float">
            <text:p>1.2234758056</text:p>
          </table:table-cell>
          <table:table-cell table:style-name="ce2" table:formula="of:=ABS([.E37]-[.I37])" office:value-type="float" office:value="2.53843186694745" calcext:value-type="float">
            <text:p>2.5384318669</text:p>
          </table:table-cell>
          <table:table-cell table:number-columns-repeated="2"/>
          <table:table-cell table:formula="of:=ABS([.E37]-[.I37])" office:value-type="float" office:value="2.53843186694745" calcext:value-type="float">
            <text:p>2.5384318669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formula="of:=RAND()" office:value-type="float" office:value="0.622390171252389" calcext:value-type="float">
            <text:p>0.6223901713</text:p>
          </table:table-cell>
          <table:table-cell office:value-type="float" office:value="65" calcext:value-type="float">
            <text:p>65</text:p>
          </table:table-cell>
          <table:table-cell table:formula="of:=[.D38]+[.C38]" office:value-type="float" office:value="65.6223901712524" calcext:value-type="float">
            <text:p>65.6223901713</text:p>
          </table:table-cell>
          <table:table-cell table:formula="of:=RADIANS([.E38])" office:value-type="float" office:value="1.14532677151672" calcext:value-type="float">
            <text:p>1.1453267715</text:p>
          </table:table-cell>
          <table:table-cell office:value-type="float" office:value="25.2" calcext:value-type="float">
            <text:p>25.2</text:p>
          </table:table-cell>
          <table:table-cell table:style-name="ce2" table:formula="of:=RADIANS([.G38])" office:value-type="float" office:value="0.439822971502571" calcext:value-type="float">
            <text:p>0.4398229715</text:p>
          </table:table-cell>
          <table:table-cell table:style-name="ce4" table:formula="of:=[.$I$32]-[.G38]" office:value-type="float" office:value="64.8" calcext:value-type="float">
            <text:p>64.8</text:p>
          </table:table-cell>
          <table:table-cell table:style-name="ce2" table:formula="of:=RADIANS([.I38])" office:value-type="float" office:value="1.13097335529233" calcext:value-type="float">
            <text:p>1.1309733553</text:p>
          </table:table-cell>
          <table:table-cell table:style-name="ce2" table:formula="of:=ABS([.E38]-[.I38])" office:value-type="float" office:value="0.822390171252394" calcext:value-type="float">
            <text:p>0.8223901713</text:p>
          </table:table-cell>
          <table:table-cell table:number-columns-repeated="2"/>
          <table:table-cell table:formula="of:=ABS([.E38]-[.I38])" office:value-type="float" office:value="0.822390171252394" calcext:value-type="float">
            <text:p>0.822390171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formula="of:=RAND()" office:value-type="float" office:value="0.586437871052068" calcext:value-type="float">
            <text:p>0.5864378711</text:p>
          </table:table-cell>
          <table:table-cell office:value-type="float" office:value="60" calcext:value-type="float">
            <text:p>60</text:p>
          </table:table-cell>
          <table:table-cell table:formula="of:=[.D39]+[.C39]" office:value-type="float" office:value="60.5864378710521" calcext:value-type="float">
            <text:p>60.5864378711</text:p>
          </table:table-cell>
          <table:table-cell table:formula="of:=RADIANS([.E39])" office:value-type="float" office:value="1.05743282290484" calcext:value-type="float">
            <text:p>1.0574328229</text:p>
          </table:table-cell>
          <table:table-cell office:value-type="float" office:value="30.2" calcext:value-type="float">
            <text:p>30.2</text:p>
          </table:table-cell>
          <table:table-cell table:style-name="ce2" table:formula="of:=RADIANS([.G39])" office:value-type="float" office:value="0.527089434102287" calcext:value-type="float">
            <text:p>0.5270894341</text:p>
          </table:table-cell>
          <table:table-cell table:style-name="ce4" table:formula="of:=[.$I$32]-[.G39]" office:value-type="float" office:value="59.8" calcext:value-type="float">
            <text:p>59.8</text:p>
          </table:table-cell>
          <table:table-cell table:style-name="ce2" table:formula="of:=RADIANS([.I39])" office:value-type="float" office:value="1.04370689269261" calcext:value-type="float">
            <text:p>1.0437068927</text:p>
          </table:table-cell>
          <table:table-cell table:style-name="ce2" table:formula="of:=ABS([.E39]-[.I39])" office:value-type="float" office:value="0.786437871052073" calcext:value-type="float">
            <text:p>0.7864378711</text:p>
          </table:table-cell>
          <table:table-cell table:number-columns-repeated="2"/>
          <table:table-cell table:formula="of:=ABS([.E39]-[.I39])" office:value-type="float" office:value="0.786437871052073" calcext:value-type="float">
            <text:p>0.786437871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formula="of:=RAND()" office:value-type="float" office:value="0.296045792156837" calcext:value-type="float">
            <text:p>0.2960457922</text:p>
          </table:table-cell>
          <table:table-cell office:value-type="float" office:value="55" calcext:value-type="float">
            <text:p>55</text:p>
          </table:table-cell>
          <table:table-cell table:formula="of:=[.D40]+[.C40]" office:value-type="float" office:value="55.2960457921568" calcext:value-type="float">
            <text:p>55.2960457922</text:p>
          </table:table-cell>
          <table:table-cell table:formula="of:=RADIANS([.E40])" office:value-type="float" office:value="0.965098062406693" calcext:value-type="float">
            <text:p>0.9650980624</text:p>
          </table:table-cell>
          <table:table-cell office:value-type="float" office:value="35.1" calcext:value-type="float">
            <text:p>35.1</text:p>
          </table:table-cell>
          <table:table-cell table:style-name="ce2" table:formula="of:=RADIANS([.G40])" office:value-type="float" office:value="0.61261056745001" calcext:value-type="float">
            <text:p>0.6126105675</text:p>
          </table:table-cell>
          <table:table-cell table:style-name="ce4" table:formula="of:=[.$I$32]-[.G40]" office:value-type="float" office:value="54.9" calcext:value-type="float">
            <text:p>54.9</text:p>
          </table:table-cell>
          <table:table-cell table:style-name="ce2" table:formula="of:=RADIANS([.I40])" office:value-type="float" office:value="0.958185759344887" calcext:value-type="float">
            <text:p>0.9581857593</text:p>
          </table:table-cell>
          <table:table-cell table:style-name="ce2" table:formula="of:=ABS([.E40]-[.I40])" office:value-type="float" office:value="0.396045792156841" calcext:value-type="float">
            <text:p>0.3960457922</text:p>
          </table:table-cell>
          <table:table-cell table:number-columns-repeated="2"/>
          <table:table-cell table:formula="of:=ABS([.E40]-[.I40])" office:value-type="float" office:value="0.396045792156841" calcext:value-type="float">
            <text:p>0.396045792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formula="of:=RAND()" office:value-type="float" office:value="0.641355791469542" calcext:value-type="float">
            <text:p>0.6413557915</text:p>
          </table:table-cell>
          <table:table-cell office:value-type="float" office:value="52" calcext:value-type="float">
            <text:p>52</text:p>
          </table:table-cell>
          <table:table-cell table:formula="of:=[.D41]+[.C41]" office:value-type="float" office:value="52.6413557914695" calcext:value-type="float">
            <text:p>52.6413557915</text:p>
          </table:table-cell>
          <table:table-cell table:formula="of:=RADIANS([.E41])" office:value-type="float" office:value="0.918764981274929" calcext:value-type="float">
            <text:p>0.9187649813</text:p>
          </table:table-cell>
          <table:table-cell office:value-type="float" office:value="40.8" calcext:value-type="float">
            <text:p>40.8</text:p>
          </table:table-cell>
          <table:table-cell table:style-name="ce2" table:formula="of:=RADIANS([.G41])" office:value-type="float" office:value="0.712094334813686" calcext:value-type="float">
            <text:p>0.7120943348</text:p>
          </table:table-cell>
          <table:table-cell table:style-name="ce4" table:formula="of:=[.$I$32]-[.G41]" office:value-type="float" office:value="49.2" calcext:value-type="float">
            <text:p>49.2</text:p>
          </table:table-cell>
          <table:table-cell table:style-name="ce2" table:formula="of:=RADIANS([.I41])" office:value-type="float" office:value="0.85870199198121" calcext:value-type="float">
            <text:p>0.858701992</text:p>
          </table:table-cell>
          <table:table-cell table:style-name="ce2" table:formula="of:=ABS([.E41]-[.I41])" office:value-type="float" office:value="3.44135579146954" calcext:value-type="float">
            <text:p>3.4413557915</text:p>
          </table:table-cell>
          <table:table-cell table:number-columns-repeated="2"/>
          <table:table-cell table:formula="of:=ABS([.E41]-[.I41])" office:value-type="float" office:value="3.44135579146954" calcext:value-type="float">
            <text:p>3.44135579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formula="of:=RAND()" office:value-type="float" office:value="0.608921418965405" calcext:value-type="float">
            <text:p>0.608921419</text:p>
          </table:table-cell>
          <table:table-cell office:value-type="float" office:value="46" calcext:value-type="float">
            <text:p>46</text:p>
          </table:table-cell>
          <table:table-cell table:formula="of:=[.D42]+[.C42]" office:value-type="float" office:value="46.6089214189654" calcext:value-type="float">
            <text:p>46.608921419</text:p>
          </table:table-cell>
          <table:table-cell table:formula="of:=RADIANS([.E42])" office:value-type="float" office:value="0.813479139564254" calcext:value-type="float">
            <text:p>0.8134791396</text:p>
          </table:table-cell>
          <table:table-cell office:value-type="float" office:value="45.1" calcext:value-type="float">
            <text:p>45.1</text:p>
          </table:table-cell>
          <table:table-cell table:style-name="ce2" table:formula="of:=RADIANS([.G42])" office:value-type="float" office:value="0.787143492649443" calcext:value-type="float">
            <text:p>0.7871434926</text:p>
          </table:table-cell>
          <table:table-cell table:style-name="ce4" table:formula="of:=[.$I$32]-[.G42]" office:value-type="float" office:value="44.9" calcext:value-type="float">
            <text:p>44.9</text:p>
          </table:table-cell>
          <table:table-cell table:style-name="ce2" table:formula="of:=RADIANS([.I42])" office:value-type="float" office:value="0.783652834145454" calcext:value-type="float">
            <text:p>0.7836528341</text:p>
          </table:table-cell>
          <table:table-cell table:style-name="ce2" table:formula="of:=ABS([.E42]-[.I42])" office:value-type="float" office:value="1.70892141896541" calcext:value-type="float">
            <text:p>1.708921419</text:p>
          </table:table-cell>
          <table:table-cell table:number-columns-repeated="2"/>
          <table:table-cell table:formula="of:=ABS([.E42]-[.I42])" office:value-type="float" office:value="1.70892141896541" calcext:value-type="float">
            <text:p>1.70892141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formula="of:=RAND()" office:value-type="float" office:value="0.829177685782216" calcext:value-type="float">
            <text:p>0.8291776858</text:p>
          </table:table-cell>
          <table:table-cell office:value-type="float" office:value="40" calcext:value-type="float">
            <text:p>40</text:p>
          </table:table-cell>
          <table:table-cell table:formula="of:=[.D43]+[.C43]" office:value-type="float" office:value="40.8291776857822" calcext:value-type="float">
            <text:p>40.8291776858</text:p>
          </table:table-cell>
          <table:table-cell table:formula="of:=RADIANS([.E43])" office:value-type="float" office:value="0.712603581498698" calcext:value-type="float">
            <text:p>0.7126035815</text:p>
          </table:table-cell>
          <table:table-cell office:value-type="float" office:value="51.6" calcext:value-type="float">
            <text:p>51.6</text:p>
          </table:table-cell>
          <table:table-cell table:style-name="ce2" table:formula="of:=RADIANS([.G43])" office:value-type="float" office:value="0.900589894029074" calcext:value-type="float">
            <text:p>0.900589894</text:p>
          </table:table-cell>
          <table:table-cell table:style-name="ce4" table:formula="of:=[.$I$32]-[.G43]" office:value-type="float" office:value="38.4" calcext:value-type="float">
            <text:p>38.4</text:p>
          </table:table-cell>
          <table:table-cell table:style-name="ce2" table:formula="of:=RADIANS([.I43])" office:value-type="float" office:value="0.670206432765822" calcext:value-type="float">
            <text:p>0.6702064328</text:p>
          </table:table-cell>
          <table:table-cell table:style-name="ce2" table:formula="of:=ABS([.E43]-[.I43])" office:value-type="float" office:value="2.42917768578221" calcext:value-type="float">
            <text:p>2.4291776858</text:p>
          </table:table-cell>
          <table:table-cell table:number-columns-repeated="2"/>
          <table:table-cell table:formula="of:=ABS([.E43]-[.I43])" office:value-type="float" office:value="2.42917768578221" calcext:value-type="float">
            <text:p>2.429177685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formula="of:=RAND()" office:value-type="float" office:value="0.812297976076545" calcext:value-type="float">
            <text:p>0.8122979761</text:p>
          </table:table-cell>
          <table:table-cell office:value-type="float" office:value="32" calcext:value-type="float">
            <text:p>32</text:p>
          </table:table-cell>
          <table:table-cell table:formula="of:=[.D44]+[.C44]" office:value-type="float" office:value="32.8122979760765" calcext:value-type="float">
            <text:p>32.8122979761</text:p>
          </table:table-cell>
          <table:table-cell table:formula="of:=RADIANS([.E44])" office:value-type="float" office:value="0.572682634828007" calcext:value-type="float">
            <text:p>0.5726826348</text:p>
          </table:table-cell>
          <table:table-cell office:value-type="float" office:value="56.2" calcext:value-type="float">
            <text:p>56.2</text:p>
          </table:table-cell>
          <table:table-cell table:style-name="ce2" table:formula="of:=RADIANS([.G44])" office:value-type="float" office:value="0.980875039620813" calcext:value-type="float">
            <text:p>0.9808750396</text:p>
          </table:table-cell>
          <table:table-cell table:style-name="ce4" table:formula="of:=[.$I$32]-[.G44]" office:value-type="float" office:value="33.8" calcext:value-type="float">
            <text:p>33.8</text:p>
          </table:table-cell>
          <table:table-cell table:style-name="ce2" table:formula="of:=RADIANS([.I44])" office:value-type="float" office:value="0.589921287174083" calcext:value-type="float">
            <text:p>0.5899212872</text:p>
          </table:table-cell>
          <table:table-cell table:style-name="ce2" table:formula="of:=ABS([.E44]-[.I44])" office:value-type="float" office:value="0.987702023923454" calcext:value-type="float">
            <text:p>0.9877020239</text:p>
          </table:table-cell>
          <table:table-cell table:number-columns-repeated="2"/>
          <table:table-cell table:formula="of:=ABS([.E44]-[.I44])" office:value-type="float" office:value="0.987702023923454" calcext:value-type="float">
            <text:p>0.987702023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/>
          <table:table-cell office:value-type="string" calcext:value-type="string">
            <text:p>STD</text:p>
          </table:table-cell>
          <table:table-cell table:formula="of:=STDEV([.K33:.K44])" office:value-type="float" office:value="0.944388175126035" calcext:value-type="float">
            <text:p>0.9443881751</text:p>
          </table:table-cell>
          <table:table-cell/>
          <table:table-cell office:value-type="string" calcext:value-type="string">
            <text:p>mean</text:p>
          </table:table-cell>
          <table:table-cell table:formula="of:=AVERAGE([.N33:.N44])" office:value-type="float" office:value="1.51859866023724" calcext:value-type="float">
            <text:p>1.5185986602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/>
          <table:table-cell office:value-type="string" calcext:value-type="string">
            <text:p>mean</text:p>
          </table:table-cell>
          <table:table-cell table:formula="of:=AVERAGE([.K33:.K44])" office:value-type="float" office:value="1.51859866023724" calcext:value-type="float">
            <text:p>1.5185986602</text:p>
          </table:table-cell>
          <table:table-cell/>
          <table:table-cell office:value-type="string" calcext:value-type="string">
            <text:p>STD</text:p>
          </table:table-cell>
          <table:table-cell table:formula="of:=STDEV([.N33:.N44])" office:value-type="float" office:value="0.944388175126035" calcext:value-type="float">
            <text:p>0.9443881751</text:p>
          </table:table-cell>
          <table:table-cell table:number-columns-repeated="2"/>
        </table:table-row>
        <table:table-row table:style-name="ro1" table:number-rows-repeated="13"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2:52:58.50829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7:42:33.911117239</meta:creation-date>
    <dc:date>2019-05-21T12:56:33.891559651</dc:date>
    <meta:editing-duration>PT1H25M49S</meta:editing-duration>
    <meta:editing-cycles>10</meta:editing-cycles>
    <meta:generator>LibreOffice/5.1.6.2$Linux_X86_64 LibreOffice_project/10m0$Build-2</meta:generator>
    <meta:document-statistic meta:table-count="1" meta:cell-count="45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title svg:x="4.387cm" svg:y="0.316cm" chart:style-name="ch2">
          <text:p>Ground Truth and Pose Estimation  </text:p>
        </chart:title>
        <chart:subtitle svg:x="5.842cm" svg:y="1.275cm" chart:style-name="ch3">
          <text:p>x-axis (2nd Experiment)</text:p>
        </chart:subtitle>
        <chart:legend chart:legend-position="end" svg:x="12.121cm" svg:y="3.955cm" style:legend-expansion="high" chart:style-name="ch4"/>
        <chart:plot-area chart:style-name="ch5" table:cell-range-address="Sheet1.D18:Sheet1.E27" chart:data-source-has-labels="row" svg:x="1.33cm" svg:y="2.138cm" svg:width="10.472cm" svg:height="5.707cm">
          <chartooo:coordinate-region svg:x="2.057cm" svg:y="2.338cm" svg:width="9.558cm" svg:height="4.86cm"/>
          <chart:axis chart:dimension="x" chart:name="primary-x" chart:style-name="ch6">
            <chart:title svg:x="5.04cm" svg:y="8.025cm" chart:style-name="ch7">
              <text:p>Steps (1 unit = 2 cm)</text:p>
            </chart:title>
            <chart:grid chart:style-name="ch8" chart:class="major"/>
          </chart:axis>
          <chart:axis chart:dimension="y" chart:name="primary-y" chart:style-name="ch6">
            <chart:title svg:x="0.451cm" svg:y="6.953cm" chart:style-name="ch9">
              <text:p>Displacement in x-axis (m)</text:p>
            </chart:title>
            <chart:grid chart:style-name="ch8" chart:class="major"/>
          </chart:axis>
          <chart:series chart:style-name="ch10" chart:values-cell-range-address="Sheet1.D18:Sheet1.D27" loext:label-string="pose_estimation" chart:class="chart:line">
            <chart:data-point chart:repeated="10"/>
          </chart:series>
          <chart:series chart:style-name="ch11" chart:values-cell-range-address="Sheet1.E18:Sheet1.E27" loext:label-string="ground_truth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e_estimation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6701404764157">
                <text:p>0.396701404764157</text:p>
                <draw:g>
                  <svg:desc>Sheet1.D18:Sheet1.D27</svg:desc>
                </draw:g>
              </table:table-cell>
              <table:table-cell office:value-type="float" office:value="0.4">
                <text:p>0.4</text:p>
                <draw:g>
                  <svg:desc>Sheet1.E18:Shee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6590718809056">
                <text:p>0.4165907188090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2288150099945">
                <text:p>0.44228815009994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8826545471061">
                <text:p>0.45882654547106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80592833983052">
                <text:p>0.48059283398305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0142824867639">
                <text:p>0.5001428248676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8971377885764">
                <text:p>0.51897137788576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8435595846424">
                <text:p>0.53843559584642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8809437170253">
                <text:p>0.55880943717025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0512198037521">
                <text:p>0.580512198037521</text:p>
              </table:table-cell>
              <table:table-cell office:value-type="float" office:value="0.58">
                <text:p>0.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Ground Truth and Pose Estimation</text:p>
        </chart:title>
        <chart:subtitle svg:x="5.853cm" svg:y="1.275cm" chart:style-name="ch3">
          <text:p>y-axis (2nd Experiment)</text:p>
        </chart:subtitle>
        <chart:legend chart:legend-position="end" svg:x="12.142cm" svg:y="3.952cm" style:legend-expansion="high" chart:style-name="ch4"/>
        <chart:plot-area chart:style-name="ch5" table:cell-range-address="Sheet1.J18:Sheet1.K27" chart:data-source-has-labels="row" svg:x="1.331cm" svg:y="2.138cm" svg:width="10.491cm" svg:height="5.701cm">
          <chartooo:coordinate-region svg:x="2.243cm" svg:y="2.337cm" svg:width="9.393cm" svg:height="4.855cm"/>
          <chart:axis chart:dimension="x" chart:name="primary-x" chart:style-name="ch6">
            <chart:title svg:x="5.05cm" svg:y="8.019cm" chart:style-name="ch7">
              <text:p>Steps (1 unit = 2 cm)</text:p>
            </chart:title>
            <chart:grid chart:style-name="ch8" chart:class="major"/>
          </chart:axis>
          <chart:axis chart:dimension="y" chart:name="primary-y" chart:style-name="ch6">
            <chart:title svg:x="0.451cm" svg:y="6.95cm" chart:style-name="ch9">
              <text:p>Displacement in y-axis (m)</text:p>
            </chart:title>
            <chart:grid chart:style-name="ch8" chart:class="major"/>
          </chart:axis>
          <chart:series chart:style-name="ch10" chart:values-cell-range-address="Sheet1.J18:Sheet1.J27" loext:label-string="pose_estimation" chart:class="chart:line">
            <chart:data-point chart:repeated="10"/>
          </chart:series>
          <chart:series chart:style-name="ch11" chart:values-cell-range-address="Sheet1.K18:Sheet1.K27" loext:label-string="ground_truth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e_estimation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8317528972019">
                <text:p>0.0028317528972019</text:p>
                <draw:g>
                  <svg:desc>Sheet1.J18:Sheet1.J27</svg:desc>
                </draw:g>
              </table:table-cell>
              <table:table-cell office:value-type="float" office:value="0">
                <text:p>0</text:p>
                <draw:g>
                  <svg:desc>Sheet1.K18:Sheet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0119573574699">
                <text:p>0.021011957357469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3259028104361">
                <text:p>0.042325902810436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70727378528">
                <text:p>0.066707273785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276045932318">
                <text:p>0.082760459323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462089989556">
                <text:p>0.10146208998955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3683498030834">
                <text:p>0.1236834980308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9791983842361">
                <text:p>0.13979198384236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788181949557">
                <text:p>0.17878818194955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08447535308">
                <text:p>0.1808447535308</text:p>
              </table:table-cell>
              <table:table-cell office:value-type="float" office:value="0.18">
                <text:p>0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Ground Truth and Pose Estimation</text:p>
        </chart:title>
        <chart:subtitle svg:x="5.509cm" svg:y="1.275cm" chart:style-name="ch3">
          <text:p>yaw angle (2nd Experiment)</text:p>
        </chart:subtitle>
        <chart:legend chart:legend-position="end" svg:x="12.142cm" svg:y="3.952cm" style:legend-expansion="high" chart:style-name="ch4"/>
        <chart:plot-area chart:style-name="ch5" table:cell-range-address="Sheet1.E33:Sheet1.E44 Sheet1.I33:Sheet1.I44" chart:data-source-has-labels="row" svg:x="1.331cm" svg:y="2.138cm" svg:width="10.491cm" svg:height="5.701cm">
          <chartooo:coordinate-region svg:x="1.952cm" svg:y="2.337cm" svg:width="9.497cm" svg:height="4.855cm"/>
          <chart:axis chart:dimension="x" chart:name="primary-x" chart:style-name="ch6">
            <chart:title svg:x="4.667cm" svg:y="8.019cm" chart:style-name="ch7">
              <text:p>Steps (1 unit ~ 5 degrees)</text:p>
            </chart:title>
            <chart:grid chart:style-name="ch8" chart:class="major"/>
          </chart:axis>
          <chart:axis chart:dimension="y" chart:name="primary-y" chart:style-name="ch6">
            <chart:title svg:x="0.451cm" svg:y="5.667cm" chart:style-name="ch9">
              <text:p>Degrees</text:p>
            </chart:title>
            <chart:grid chart:style-name="ch8" chart:class="major"/>
          </chart:axis>
          <chart:series chart:style-name="ch10" chart:values-cell-range-address="Sheet1.E33:Sheet1.E44" loext:label-string="pose_estimation" chart:class="chart:line">
            <chart:data-point chart:repeated="12"/>
          </chart:series>
          <chart:series chart:style-name="ch11" chart:values-cell-range-address="Sheet1.I33:Sheet1.I44" loext:label-string="ground_truth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e_estimation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.1585502636021">
                <text:p>92.1585502636021</text:p>
                <draw:g>
                  <svg:desc>Sheet1.E33:Sheet1.E44</svg:desc>
                </draw:g>
              </table:table-cell>
              <table:table-cell office:value-type="float" office:value="90">
                <text:p>90</text:p>
                <draw:g>
                  <svg:desc>Sheet1.I33:Sheet1.I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41432719737">
                <text:p>86.4143271973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3419510528176">
                <text:p>80.3419510528176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.8978927875079">
                <text:p>75.897892787507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384318669474">
                <text:p>72.6384318669474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6223901712524">
                <text:p>65.6223901712524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5864378710521">
                <text:p>60.5864378710521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2960457921568">
                <text:p>55.2960457921568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6413557914695">
                <text:p>52.6413557914695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6089214189654">
                <text:p>46.6089214189654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8291776857822">
                <text:p>40.8291776857822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8122979760765">
                <text:p>32.8122979760765</text:p>
              </table:table-cell>
              <table:table-cell office:value-type="float" office:value="33.8">
                <text:p>33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